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2d803" officeooo:paragraph-rsid="0012d803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d803" officeooo:paragraph-rsid="0012d803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12d803" officeooo:paragraph-rsid="0012d80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42134" officeooo:paragraph-rsid="0014213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2134" officeooo:paragraph-rsid="001598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59809" officeooo:paragraph-rsid="00159809" style:font-size-asian="10.5pt" style:font-weight-asian="normal" style:font-size-complex="12pt" style:font-weight-complex="normal"/>
    </style:style>
    <style:style style:name="T1" style:family="text">
      <style:text-properties officeooo:rsid="00142134"/>
    </style:style>
    <style:style style:name="T2" style:family="text">
      <style:text-properties officeooo:rsid="00159809"/>
    </style:style>
    <style:style style:name="T3" style:family="text">
      <style:text-properties officeooo:rsid="001761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Trabalho de <text:span text:style-name="T3">Construção</text:span> de Software</text:p>
      <text:p text:style-name="P2"/>
      <text:p text:style-name="P2"/>
      <text:p text:style-name="P3">Automação de Restaurante e Bar</text:p>
      <text:p text:style-name="P2"/>
      <text:p text:style-name="P2">Resumo: O sistema a ser desenvolvido tem como objetivo automatizar o processo de pedido, entrega e pagamento em um restaurante ou bar. Com o intuito de agilizar o pedido, será disponibilizado um dispositivo (tablet) em cada mesa para o cliente visualizar o cardápio e fazer o mesmo. Feito o pedido, outro dispositivo será acionado para o garçon ou a cozinha <text:span text:style-name="T1">realizar a entrega ou começar a preparação do prato. Também será disponibilizado ao cliente outras informações, como o tempo de preparação, valor total, forma de pagamento. O cliente também poderá efetuar o pagamento diretamente pelo dispositivo sem necessidade de acionar o garçon.</text:span></text:p>
      <text:p text:style-name="P2"/>
      <text:p text:style-name="P4"/>
      <text:p text:style-name="P4">Requisito 1 – Será disponibilizado um dispositivo (tablet) em cada mesa do estabelecimento.</text:p>
      <text:p text:style-name="P4"/>
      <text:p text:style-name="P4">Requisito 2 – Cada dispositivo terá o software desenvolvido.</text:p>
      <text:p text:style-name="P4"/>
      <text:p text:style-name="P4">Requisito 3 – O sistema deve conter o cardápio completo do estabelecimento.</text:p>
      <text:p text:style-name="P4"/>
      <text:p text:style-name="P4">Requisito 4 – O sistema deve realizar o pedido feito pelo cliente e comunicar outro dispositivo <text:span text:style-name="T2">no balcão ou na cozinha.</text:span></text:p>
      <text:p text:style-name="P4"/>
      <text:p text:style-name="P5">Requisito <text:span text:style-name="T2">5 – O sistema do dispositivo do balcão ou da cozinha deve informar que o pedido foi recebido.</text:span></text:p>
      <text:p text:style-name="P5"/>
      <text:p text:style-name="P5">Requisito <text:span text:style-name="T2">6 – O sistema do dispositivo da cozinha deve informar que o prato está pronto.</text:span></text:p>
      <text:p text:style-name="P5"/>
      <text:p text:style-name="P5">Requisito <text:span text:style-name="T2">7 – O sistema deve informar ao cliente o tempo médio de preparação do prato.</text:span></text:p>
      <text:p text:style-name="P5"/>
      <text:p text:style-name="P5">Requisito <text:span text:style-name="T2">8 - <text:s/>O sistema deve informar ao cliente o valor total da conta.</text:span></text:p>
      <text:p text:style-name="P5"/>
      <text:p text:style-name="P6">Requisito 9 – O sistema deve realizar o fechamento e pagamento da conta.</text:p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20:48:57.419000000</meta:creation-date>
    <dc:date>2018-09-12T17:49:11.797000000</dc:date>
    <meta:editing-duration>PT10M54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2" meta:word-count="237" meta:character-count="1472" meta:non-whitespace-character-count="1238"/>
  </office:meta>
</office:document-meta>
</file>